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Info.getOpera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fo.addParameter( String name , String typ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fo.setOperationName( String opera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fo.Method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fo.get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fo.setMethodName( String method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ethodInfo.getReturnTyp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fo.getMetho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fo.addOutParameter( String name , String typ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fo.setReturnTypeName( String return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